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student-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student-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astern Shore Laboratory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663">
            <text:p>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24">
            <text:p>12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student-housi" style:display-name="PageStyle_arrests-on-campus-student-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